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B400000EF6134B3715A6E4E8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16b3ed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01f7d2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a3b685" officeooo:paragraph-rsid="00a3b685" fo:background-color="#ffffff" style:font-name-asian="Calibri" style:font-size-asian="10.5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9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648dc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24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25" style:family="paragraph" style:parent-style-name="Standard" style:list-style-name="L1" style:master-page-name="">
      <loext:graphic-properties draw:fill-gradient-name="gradient" draw:fill-hatch-name="hatch"/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1">
      <loext:graphic-properties draw:fill-gradient-name="gradient" draw:fill-hatch-name="hatch"/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7d127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1f7d2e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c57bd1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1b2e4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21890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4185f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79e5d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17d1c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13d25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757226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cfe2c3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cff6da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59fb2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cbf040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9a9de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b9177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e1132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e42b30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e4b550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e67a7b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d8c28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9f5f60" officeooo:paragraph-rsid="009f5f6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3215" officeooo:paragraph-rsid="00a8321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6c1a" officeooo:paragraph-rsid="00a86c1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91a7a" officeooo:paragraph-rsid="00a91a7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a3b4c" officeooo:paragraph-rsid="00aa3b4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b143c" officeooo:paragraph-rsid="00ab143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cbbc1" officeooo:paragraph-rsid="00acbbc1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ddac2" officeooo:paragraph-rsid="00addac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e2d46" officeooo:paragraph-rsid="00ae2d46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cb596d" officeooo:paragraph-rsid="00cb596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1e742" officeooo:paragraph-rsid="00b1e74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457fb" officeooo:paragraph-rsid="00b457f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55cb0" officeooo:paragraph-rsid="00b55cb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653b5" officeooo:paragraph-rsid="00b653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24b5" officeooo:paragraph-rsid="00b824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92aa" officeooo:paragraph-rsid="00b892a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a9569" officeooo:paragraph-rsid="00ba956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db279" officeooo:paragraph-rsid="00bdb27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font-weight="bold" style:font-name-asian="Times New Roman1" style:font-weight-asian="bold" style:font-size-complex="14pt"/>
    </style:style>
    <style:style style:name="T8" style:family="text">
      <style:text-properties fo:font-weight="bold" officeooo:rsid="0062a13c" style:font-name-asian="Times New Roman1" style:font-weight-asian="bold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6ced0" style:font-weight-asian="bold" style:font-weight-complex="bold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fo:font-weight="normal" officeooo:rsid="0085dd18" style:font-weight-asian="normal" style:font-weight-complex="normal"/>
    </style:style>
    <style:style style:name="T14" style:family="text">
      <style:text-properties fo:font-weight="normal" officeooo:rsid="0086da04" style:font-weight-asian="normal" style:font-weight-complex="normal"/>
    </style:style>
    <style:style style:name="T15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16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17" style:family="text">
      <style:text-properties officeooo:rsid="0069a576"/>
    </style:style>
    <style:style style:name="T18" style:family="text">
      <style:text-properties officeooo:rsid="007e9c3d"/>
    </style:style>
    <style:style style:name="T19" style:family="text">
      <style:text-properties officeooo:rsid="008f2545"/>
    </style:style>
    <style:style style:name="T20" style:family="text">
      <style:text-properties officeooo:rsid="003db36c"/>
    </style:style>
    <style:style style:name="T21" style:family="text">
      <style:text-properties officeooo:rsid="009f5f60"/>
    </style:style>
    <style:style style:name="T22" style:family="text">
      <style:text-properties officeooo:rsid="00a2e8bf"/>
    </style:style>
    <style:style style:name="T23" style:family="text">
      <style:text-properties officeooo:rsid="00ab143c"/>
    </style:style>
    <style:style style:name="T24" style:family="text">
      <style:text-properties officeooo:rsid="00ab4989"/>
    </style:style>
    <style:style style:name="T25" style:family="text">
      <style:text-properties officeooo:rsid="00b2cde2"/>
    </style:style>
    <style:style style:name="T26" style:family="text">
      <style:text-properties officeooo:rsid="00b457fb"/>
    </style:style>
    <style:style style:name="T27" style:family="text">
      <style:text-properties officeooo:rsid="00b9fdd5"/>
    </style:style>
    <style:style style:name="T28" style:family="text">
      <style:text-properties officeooo:rsid="003820f7"/>
    </style:style>
    <style:style style:name="T29" style:family="text">
      <style:text-properties officeooo:rsid="00bed049"/>
    </style:style>
    <style:style style:name="T30" style:family="text">
      <style:text-properties style:font-name="Wingdings" officeooo:rsid="00c57bd1" style:font-name-asian="Wingdings" style:font-name-complex="Wingdings"/>
    </style:style>
    <style:style style:name="T31" style:family="text">
      <style:text-properties officeooo:rsid="00df8cea"/>
    </style:style>
    <style:style style:name="T32" style:family="text">
      <style:text-properties style:font-name="Wingdings" officeooo:rsid="00df8cea" style:font-name-asian="Wingdings" style:font-name-complex="Wingdings"/>
    </style:style>
    <style:style style:name="T33" style:family="text">
      <style:text-properties style:font-name="Wingdings" officeooo:rsid="00e005ce" style:font-name-asian="Wingdings" style:font-name-complex="Wingdings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27in" draw:visible-area-height="1.9827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ІНІСТЕРСТВО ОСВІТИ І НАУКИ УКРАЇНИ</text:p>
      <text:p text:style-name="P7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7">Лабораторна робота №</text:span><text:span text:style-name="T8">2</text:span></text:p>
      <text:p text:style-name="P13"><text:span text:style-name="T7"><text:line-break/></text:span><text:span text:style-name="T3">з дисципліни «</text:span><text:span text:style-name="T4">Бази даних</text:span><text:span text:style-name="T11">»</text:span></text:p>
      <text:p text:style-name="P23"/>
      <text:p text:style-name="P14"><text:span text:style-name="T5">на тему: </text:span><text:span text:style-name="T6">«DDL та DML оператори мови SQL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2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19"><text:span text:style-name="T16">Тема. </text:span><text:span text:style-name="T15">DDL та DML оператори мови SQL.</text:span></text:p>
      <text:p text:style-name="P15">Мета.</text:p>
      <text:list xml:id="list620281919" text:style-name="L1">
        <text:list-item>
          <text:p text:style-name="P25">Здобути досвід використання DDL операторів мови SQL для створення реляційних баз даних.</text:p>
        </text:list-item>
        <text:list-item>
          <text:p text:style-name="P26">Отримати навички використання DML операторів мови SQL для додавання та модифікації записів у реляційних базах даних.</text:p>
        </text:list-item>
        <text:list-item>
          <text:p text:style-name="P26">Отримати досвід використання операторів мови SQL, що забезпечують ціліс<text:span text:style-name="T17">ніс</text:span>ть д<text:span text:style-name="T17">а</text:span>них.</text:p>
        </text:list-item>
        <text:list-item>
          <text:p text:style-name="P26">Навчитися писати SQL-скрипти розгортання реляційних баз даних.</text:p>
        </text:list-item>
      </text:list>
      <text:p text:style-name="P16">Завдання.</text:p>
      <text:list xml:id="list2000474501" text:style-name="L2">
        <text:list-item>
          <text:p text:style-name="P27">✅Написати SQL-скрипт розгортання бази даних ЛР1, повинен містити такі SQL-оператори:</text:p>
          <text:list>
            <text:list-item>
              <text:p text:style-name="P28"><text:span text:style-name="T30">✅</text:span>USE</text:p>
            </text:list-item>
            <text:list-item>
              <text:p text:style-name="P29"><text:span text:style-name="T30">✅</text:span>CREATE DATABASE</text:p>
              <text:list>
                <text:list-item>
                  <text:p text:style-name="P30"><text:span text:style-name="T30">✅</text:span>Для файлу даних встановити: NAME, FILENAME, SIZE, MAXSIZE, FILEGROWTH.</text:p>
                </text:list-item>
                <text:list-item>
                  <text:p text:style-name="P31"><text:span text:style-name="T30">✅</text:span>Для файлу журналу транзакцій задати: NAME, FILENAME, SIZE, MAXSIZE, FILEGROWTH.</text:p>
                </text:list-item>
                <text:list-item>
                  <text:p text:style-name="P32"><text:span text:style-name="T30">✅</text:span>Створити FILEGROUP.</text:p>
                </text:list-item>
              </text:list>
            </text:list-item>
            <text:list-item>
              <text:p text:style-name="P33">✅CREATE SCHEMA</text:p>
            </text:list-item>
            <text:list-item>
              <text:p text:style-name="P28">✅CREATE TABLE</text:p>
              <text:list>
                <text:list-item>
                  <text:p text:style-name="P34">✅Реалізувати автоінкремент цілих первинних ключів (використовувати властивість IDENTITY).</text:p>
                </text:list-item>
                <text:list-item>
                  <text:p text:style-name="P35">✅Забезпечити цілісність даних за допомогою іменованих CONSTRAINT (використання кожного виду CONSTRAINT – обов'язково):</text:p>
                  <text:list>
                    <text:list-item>
                      <text:p text:style-name="P28">✅PRIMARY KEY</text:p>
                    </text:list-item>
                    <text:list-item>
                      <text:p text:style-name="P36">✅FOREIGN KEY</text:p>
                    </text:list-item>
                    <text:list-item>
                      <text:p text:style-name="P37">✅UNIQUE</text:p>
                    </text:list-item>
                    <text:list-item>
                      <text:p text:style-name="P36">✅NOT NULL</text:p>
                    </text:list-item>
                    <text:list-item>
                      <text:p text:style-name="P36">✅CHECK</text:p>
                    </text:list-item>
                    <text:list-item>
                      <text:p text:style-name="P38">✅DEFAULT</text:p>
                    </text:list-item>
                  </text:list>
                </text:list-item>
                <text:list-item>
                  <text:p text:style-name="P39">✅Розмістити таблиці по двох файлових групах PRIMARY та StorageFileGroup.</text:p>
                </text:list-item>
                <text:list-item>
                  <text:p text:style-name="P33">✅Декілька таблиць помістити в створену вами схему (крок <text:span text:style-name="T18">1</text:span>.3).</text:p>
                </text:list-item>
              </text:list>
            </text:list-item>
            <text:list-item>
              <text:p text:style-name="P40">✅INSERT (додати щонайменше 10 записів у кожну таблицю).</text:p>
            </text:list-item>
          </text:list>
        </text:list-item>
        <text:list-item>
          <text:p text:style-name="P28">Написати SQL-скрипт оновлення бази даних, повинен містити такі SQL-оператори:</text:p>
          <text:list>
            <text:list-item>
              <text:p text:style-name="P41">✅USE</text:p>
            </text:list-item>
            <text:list-item>
              <text:p text:style-name="P42">✅CREATE TABLE - Перед створенням таблиці видалити таблицю з такою ж назвою, якщо вона існує.</text:p>
            </text:list-item>
            <text:list-item>
              <text:p text:style-name="P44">✅ALTER TABLE</text:p>
              <text:list>
                <text:list-item>
                  <text:p text:style-name="P43">✅Додати нову колонку до таблиці.</text:p>
                </text:list-item>
                <text:list-item>
                  <text:p text:style-name="P45"><text:span text:style-name="Strong_20_Emphasis"><text:span text:style-name="T33">❌</text:span></text:span>Змінити ім'я/✅тип колонки таблиці.</text:p>
                </text:list-item>
                <text:list-item>
                  <text:p text:style-name="P46">✅Додати/✅видалити CONSTRAINT.</text:p>
                </text:list-item>
              </text:list>
            </text:list-item>
            <text:list-item>
              <text:p text:style-name="P28">UPDATE (змінити деякі записи у кількох таблицях).</text:p>
            </text:list-item>
            <text:list-item>
              <text:p text:style-name="P28">DELETE (видалити кілька записів у кількох таблицях).</text:p>
            </text:list-item>
          </text:list>
        </text:list-item>
      </text:list>
      <text:p text:style-name="P17">Текст скриптів. <text:a xlink:type="simple" xlink:href="https://github.com/dazzlemon/diit_121-ipz_y3_db/tree/main/lr2/scripts" text:style-name="Internet_20_link" text:visited-style-name="Visited_20_Internet_20_Link"><text:span text:style-name="T14">g</text:span></text:a><text:a xlink:type="simple" xlink:href="https://github.com/dazzlemon/diit_121-ipz_y3_db/tree/main/lr2/scripts" text:style-name="Internet_20_link" text:visited-style-name="Visited_20_Internet_20_Link"><text:span text:style-name="T13">ithub</text:span></text:a></text:p>
      <text:p text:style-name="P22">Скріншот діаграми бази даних із середовища <text:span text:style-name="T19">Azure data studio</text:span></text:p>
      <text:p text:style-name="P21"><draw:frame draw:style-name="fr1" draw:name="Image1" text:anchor-type="as-char" svg:width="6.9252in" svg:height="6.5972in" draw:z-index="1"><draw:image xlink:href="Pictures/1000000100000FB400000EF6134B3715A6E4E891.png" xlink:type="simple" xlink:show="embed" xlink:actuate="onLoad" draw:mime-type="image/png"/></draw:frame></text:p>
      <text:p text:style-name="P21"/>
      <text:p text:style-name="P22">Опис предметної області та таблиць бази даних</text:p>
      <text:p text:style-name="P20"><text:span text:style-name="T9">Предметна область </text:span>— розклад занять у навчальному закладі.</text:p>
      <text:p text:style-name="P20"><text:span text:style-name="T9">Сутності</text:span><text:span text:style-name="T10">:</text:span></text:p>
      <text:list xml:id="list2669164366" text:style-name="L3">
        <text:list-item>
          <text:p text:style-name="P47">Заняття(з предмету) — проводиться:</text:p>
          <text:list>
            <text:list-item>
              <text:p text:style-name="P47">щотижня, або тільки по чисельникам/знаменникам;</text:p>
            </text:list-item>
            <text:list-item>
              <text:p text:style-name="P48">у день тижня</text:p>
            </text:list-item>
            <text:list-item>
              <text:p text:style-name="P48">для групи, <text:span text:style-name="T21">підгрупи</text:span></text:p>
            </text:list-item>
            <text:list-item>
              <text:p text:style-name="P49">у час</text:p>
            </text:list-item>
            <text:list-item>
              <text:p text:style-name="P50">викладачем</text:p>
            </text:list-item>
            <text:list-item>
              <text:p text:style-name="P50">в аудиторії</text:p>
            </text:list-item>
          </text:list>
        </text:list-item>
        <text:list-item>
          <text:p text:style-name="P47">Предмет</text:p>
        </text:list-item>
        <text:list-item>
          <text:p text:style-name="P47">Викладач</text:p>
        </text:list-item>
        <text:list-item>
          <text:p text:style-name="P47">Студент — <text:span text:style-name="T20">належить до групи та підгрупи</text:span></text:p>
        </text:list-item>
        <text:list-item>
          <text:p text:style-name="P47">Аудиторія</text:p>
        </text:list-item>
        <text:list-item>
          <text:p text:style-name="P47">Група(студентів) — <text:span text:style-name="T22">має куратора</text:span></text:p>
        </text:list-item>
      </text:list>
      <text:p text:style-name="P18">Таблиці:</text:p>
      <text:list xml:id="list2033482485" text:style-name="L4">
        <text:list-item>
          <text:p text:style-name="P51">Room(аудиторія)</text:p>
          <text:list>
            <text:list-item>
              <text:p text:style-name="P52">id INT PK</text:p>
            </text:list-item>
          </text:list>
        </text:list-item>
        <text:list-item>
          <text:p text:style-name="P53">Teacher(викладач)</text:p>
          <text:list>
            <text:list-item>
              <text:p text:style-name="P54">Id <text:span text:style-name="T24">INT </text:span>IDENTITY<text:span text:style-name="T26">(1, 1)</text:span> <text:span text:style-name="T23">PK</text:span></text:p>
            </text:list-item>
            <text:list-item>
              <text:p text:style-name="P55">FirstName TEXT NOT NULL</text:p>
            </text:list-item>
            <text:list-item>
              <text:p text:style-name="P55">LastName TEXT NOT NULL</text:p>
            </text:list-item>
          </text:list>
        </text:list-item>
        <text:list-item>
          <text:p text:style-name="P56">Group</text:p>
          <text:list>
            <text:list-item>
              <text:p text:style-name="P56">Id INT PK</text:p>
            </text:list-item>
            <text:list-item>
              <text:p text:style-name="P57">Name TEXT NOT NULL</text:p>
            </text:list-item>
            <text:list-item>
              <text:p text:style-name="P58">CuratorId INT NOT NULL FK(Teacher.Id)</text:p>
            </text:list-item>
          </text:list>
        </text:list-item>
        <text:list-item>
          <text:p text:style-name="P59">Class</text:p>
          <text:list>
            <text:list-item>
              <text:p text:style-name="P59">Id INT IDENTITY(1, 1) PK</text:p>
            </text:list-item>
            <text:list-item>
              <text:p text:style-name="P59">Name TEXT NOT NULL</text:p>
            </text:list-item>
          </text:list>
        </text:list-item>
        <text:list-item>
          <text:p text:style-name="P60">ClassType<text:span text:style-name="T25">(тип заняття)</text:span></text:p>
          <text:list>
            <text:list-item>
              <text:p text:style-name="P61">Id INT IDENTITY(1, 1) PK</text:p>
            </text:list-item>
            <text:list-item>
              <text:p text:style-name="P61">Name TEXT NOT NULL</text:p>
            </text:list-item>
          </text:list>
        </text:list-item>
        <text:list-item>
          <text:p text:style-name="P62">Schedule(розклад/заняття)</text:p>
          <text:list>
            <text:list-item>
              <text:p text:style-name="P63">Day SMALLINT NOT NULL BETWEEN 0 AND 6</text:p>
            </text:list-item>
            <text:list-item>
              <text:p text:style-name="P64">Time TIME NOT NULL</text:p>
            </text:list-item>
            <text:list-item>
              <text:p text:style-name="P65">IsOddWeek BIT</text:p>
            </text:list-item>
            <text:list-item>
              <text:p text:style-name="P65">ClassTypeId INT NOT NULL FK(ClassType.Id)</text:p>
            </text:list-item>
            <text:list-item>
              <text:p text:style-name="P65">ClassId INT NOT NULL FK(Class.Id)</text:p>
            </text:list-item>
            <text:list-item>
              <text:p text:style-name="P65">GroupId INT NOT NULL FK(Group.Id)</text:p>
            </text:list-item>
            <text:list-item>
              <text:p text:style-name="P65">Subgroup INT NOT NULL</text:p>
            </text:list-item>
            <text:list-item>
              <text:p text:style-name="P65">TeacherId INT NOT NULL <text:span text:style-name="T27">FK(Teacher.Id)</text:span></text:p>
            </text:list-item>
            <text:list-item>
              <text:p text:style-name="P66">RoomId INT NOT NULL FK(Room.Id)</text:p>
            </text:list-item>
          </text:list>
        </text:list-item>
        <text:list-item>
          <text:p text:style-name="P67">Student</text:p>
          <text:list>
            <text:list-item>
              <text:p text:style-name="P67">Id INT IDENTITY(1, 1) <text:span text:style-name="T29">PK</text:span></text:p>
            </text:list-item>
            <text:list-item>
              <text:p text:style-name="P67">FirstName TEXT NOT NULL</text:p>
            </text:list-item>
            <text:list-item>
              <text:p text:style-name="P67"><text:span text:style-name="T28">L</text:span>astName TEXT NOT NULL</text:p>
            </text:list-item>
            <text:list-item>
              <text:p text:style-name="P67">GroupId INT NOT NULL FK(Group.Id)</text:p>
            </text:list-item>
          </text:list>
        </text:list-item>
      </text:list>
      <text:p text:style-name="P21"/>
      <text:p text:style-name="P22">Аналіз результатів та висновки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05-01T17:13:52.168706971</dc:date>
    <meta:editing-duration>PT7H41M4S</meta:editing-duration>
    <meta:editing-cycles>196</meta:editing-cycles>
    <meta:generator>LibreOffice/7.2.6.2$Linux_X86_64 LibreOffice_project/20$Build-2</meta:generator>
    <meta:document-statistic meta:table-count="0" meta:image-count="1" meta:object-count="1" meta:page-count="5" meta:paragraph-count="100" meta:word-count="490" meta:character-count="3138" meta:non-whitespace-character-count="2811"/>
  </office:meta>
</office:document-meta>
</file>